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tyle="normal" fo:font-weight="normal" officeooo:rsid="0016966f" officeooo:paragraph-rsid="0016966f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officeooo:paragraph-rsid="001527ad"/>
    </style:style>
    <style:style style:name="P3" style:family="paragraph" style:parent-style-name="Standard">
      <style:text-properties style:font-name="Times New Roman" fo:font-size="15pt" fo:font-weight="bold" officeooo:rsid="001527ad" officeooo:paragraph-rsid="001527ad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paragraph-rsid="00187002"/>
    </style:style>
    <style:style style:name="P5" style:family="paragraph" style:parent-style-name="Standard">
      <style:text-properties officeooo:paragraph-rsid="001a2afa"/>
    </style:style>
    <style:style style:name="P6" style:family="paragraph" style:parent-style-name="Standard">
      <style:text-properties officeooo:paragraph-rsid="001b6b84"/>
    </style:style>
    <style:style style:name="P7" style:family="paragraph" style:parent-style-name="Standard">
      <style:text-properties officeooo:paragraph-rsid="001dc8a0"/>
    </style:style>
    <style:style style:name="P8" style:family="paragraph" style:parent-style-name="Standard">
      <style:text-properties officeooo:paragraph-rsid="001f86de"/>
    </style:style>
    <style:style style:name="P9" style:family="paragraph" style:parent-style-name="Standard" style:list-style-name="L1">
      <style:text-properties style:font-name="Times New Roman" fo:font-size="14pt" officeooo:rsid="001527ad" officeooo:paragraph-rsid="001527ad" style:font-size-asian="14pt" style:font-size-complex="14pt"/>
    </style:style>
    <style:style style:name="P10" style:family="paragraph" style:parent-style-name="Standard" style:list-style-name="L1">
      <style:text-properties style:font-name="Times New Roman" fo:font-size="14pt" fo:font-style="normal" fo:font-weight="normal" officeooo:rsid="001527ad" officeooo:paragraph-rsid="001527ad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1">
      <style:text-properties style:font-name="Calibri" fo:font-style="normal" fo:font-weight="normal" officeooo:rsid="001527ad" officeooo:paragraph-rsid="001527ad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text-properties officeooo:paragraph-rsid="001b6b84"/>
    </style:style>
    <style:style style:name="T1" style:family="text">
      <style:text-properties fo:font-variant="normal" fo:text-transform="none" fo:color="#444444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" style:family="text">
      <style:text-properties fo:font-variant="normal" fo:text-transform="none" fo:color="#444444" style:font-name="Times New Roman" fo:font-size="12pt" fo:letter-spacing="normal" fo:font-style="normal" fo:font-weight="normal" officeooo:rsid="001527ad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" style:family="text">
      <style:text-properties fo:font-variant="normal" fo:text-transform="none" fo:color="#444444" style:font-name="Times New Roman" fo:font-size="12pt" fo:letter-spacing="normal" fo:font-style="normal" fo:font-weight="normal" officeooo:rsid="0016966f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" style:family="text">
      <style:text-properties fo:font-variant="normal" fo:text-transform="none" fo:color="#444444" style:font-name="Times New Roman" fo:font-size="12pt" fo:letter-spacing="normal" fo:font-style="normal" fo:font-weight="normal" officeooo:rsid="00187002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" style:family="text">
      <style:text-properties fo:font-variant="normal" fo:text-transform="none" fo:color="#444444" style:font-name="Times New Roman" fo:font-size="12pt" fo:letter-spacing="normal" fo:font-style="normal" fo:font-weight="normal" officeooo:rsid="001a2afa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" style:family="text">
      <style:text-properties fo:font-variant="normal" fo:text-transform="none" fo:color="#444444" style:font-name="Times New Roman" fo:font-size="12pt" fo:letter-spacing="normal" fo:font-style="normal" fo:font-weight="normal" officeooo:rsid="001b6b84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" style:family="text">
      <style:text-properties fo:font-variant="normal" fo:text-transform="none" fo:color="#444444" style:font-name="Times New Roman" fo:font-size="12pt" fo:letter-spacing="normal" fo:font-style="normal" fo:font-weight="normal" officeooo:rsid="001dc8a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" style:family="text">
      <style:text-properties fo:font-variant="normal" fo:text-transform="none" fo:color="#444444" style:font-name="Times New Roman" fo:font-size="12pt" fo:letter-spacing="normal" fo:font-style="normal" fo:font-weight="normal" officeooo:rsid="001f86d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" style:family="text">
      <style:text-properties fo:font-variant="normal" fo:text-transform="none" fo:color="#444444" style:font-name="Times New Roman" fo:font-size="12pt" fo:letter-spacing="normal" fo:font-style="normal" fo:font-weight="normal" officeooo:rsid="0020b91d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0" style:family="text">
      <style:text-properties fo:font-variant="normal" fo:text-transform="none" fo:color="#444444" style:font-name="Times New Roman" fo:font-size="12pt" fo:letter-spacing="normal" fo:font-style="normal" fo:font-weight="normal" officeooo:rsid="0022cd72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1" style:family="text">
      <style:text-properties fo:font-variant="normal" fo:text-transform="none" fo:color="#444444" style:font-name="Times New Roman" fo:font-size="12pt" fo:letter-spacing="normal" fo:font-style="normal" fo:font-weight="normal" officeooo:rsid="00236654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2" style:family="text">
      <style:text-properties fo:font-variant="normal" fo:text-transform="none" fo:color="#444444" style:font-name="Times New Roman" fo:font-size="12pt" fo:letter-spacing="normal" fo:font-style="normal" fo:font-weight="normal" officeooo:rsid="0027c32c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3" style:family="text">
      <style:text-properties fo:font-variant="normal" fo:text-transform="none" fo:color="#444444" style:font-name="Times New Roman" fo:font-size="12pt" fo:letter-spacing="normal" fo:font-style="normal" fo:font-weight="normal" officeooo:rsid="00276384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4" style:family="text">
      <style:text-properties fo:font-variant="normal" fo:text-transform="none" fo:color="#444444" style:font-name="Times New Roman" fo:font-size="12pt" fo:letter-spacing="normal" fo:font-style="normal" fo:font-weight="normal" officeooo:rsid="001b6b84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5" style:family="text">
      <style:text-properties fo:font-variant="normal" fo:text-transform="none" fo:color="#444444" style:font-name="Times New Roman" fo:font-size="12pt" fo:letter-spacing="normal" fo:font-style="normal" style:text-underline-style="none" fo:font-weight="normal" officeooo:rsid="00276384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" style:family="text">
      <style:text-properties fo:font-variant="normal" fo:text-transform="none" fo:color="#444444" style:font-name="Times New Roman" fo:font-size="12pt" fo:letter-spacing="normal" fo:font-style="italic" fo:font-weight="normal" officeooo:rsid="0016966f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7" style:family="text">
      <style:text-properties fo:font-variant="normal" fo:text-transform="none" fo:color="#444444" style:font-name="Times New Roman" fo:font-size="14pt" fo:letter-spacing="normal" fo:font-style="normal" fo:font-weight="normal" officeooo:rsid="001b6b8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" style:family="text">
      <style:text-properties fo:font-variant="normal" fo:text-transform="none" fo:color="#444444" style:font-name="Times New Roman" fo:font-size="15pt" fo:letter-spacing="normal" fo:font-style="normal" fo:font-weight="normal" officeooo:rsid="001b6b84" style:font-size-asian="15pt" style:font-style-asian="normal" style:font-weight-asian="normal" style:font-size-complex="15pt" style:font-style-complex="normal" style:font-weight-complex="normal" loext:padding="0cm" loext:border="none"/>
    </style:style>
    <style:style style:name="T19" style:family="text">
      <style:text-properties fo:font-variant="normal" fo:text-transform="none" fo:color="#444444" style:font-name="Times New Roman" fo:font-size="15pt" fo:letter-spacing="normal" fo:font-style="normal" fo:font-weight="bold" officeooo:rsid="001b6b84" style:font-size-asian="15pt" style:font-style-asian="normal" style:font-weight-asian="bold" style:font-size-complex="15pt" style:font-style-complex="normal" style:font-weight-complex="bold" loext:padding="0cm" loext:border="none"/>
    </style:style>
    <style:style style:name="T20" style:family="text">
      <style:text-properties style:font-name="Times New Roman" fo:font-size="14pt" fo:font-style="italic" fo:font-weight="normal" officeooo:rsid="001527ad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style:font-name="Times New Roman" fo:font-size="12pt" fo:font-style="normal" fo:font-weight="normal" officeooo:rsid="001527a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officeooo:rsid="00299c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TOFS <text:s/>- automatyczne montowanie zasobów udostępnionych przez serwer</text:p>
      <text:p text:style-name="P3"/>
      <text:list xml:id="list223425380" text:style-name="L1">
        <text:list-item>
          <text:p text:style-name="P9">Instalacja!</text:p>
          <text:p text:style-name="P11">sudo apt-get install autofs</text:p>
        </text:list-item>
      </text:list>
      <text:p text:style-name="P1"><text:tab/>sudo yum install autofs</text:p>
      <text:p text:style-name="P1"/>
      <text:p text:style-name="P1"><text:tab/>sudo systemctl start autofs</text:p>
      <text:p text:style-name="P1"><text:tab/>sudo systemctl enable autofs</text:p>
      <text:list xml:id="list125602087225962" text:continue-numbering="true" text:style-name="L1">
        <text:list-item>
          <text:p text:style-name="P10">Użycie</text:p>
        </text:list-item>
      </text:list>
      <text:p text:style-name="P2"><text:span text:style-name="T20"><text:tab/></text:span><text:span text:style-name="Strong_20_Emphasis"><text:span text:style-name="Source_20_Text"><text:span text:style-name="T1">/etc/auto.</text:span></text:span></text:span><text:span text:style-name="T21">master – plik konfiguracyjny autofs </text:span></text:p>
      <text:p text:style-name="P2"><text:span text:style-name="T21"><text:tab/></text:span><text:span text:style-name="Source_20_Text"><text:span text:style-name="T2">/etc/auto.misc – plik domyślny</text:span></text:span></text:p>
      <text:p text:style-name="P2"><text:span text:style-name="Source_20_Text"><text:span text:style-name="T2"><text:tab/>/etc/autofs.conf – główny plik konfiguracyjny</text:span></text:span></text:p>
      <text:p text:style-name="P2"><text:span text:style-name="Source_20_Text"><text:span text:style-name="T2"/></text:span></text:p>
      <text:p text:style-name="P2"><text:span text:style-name="Source_20_Text"><text:span text:style-name="T2"><text:tab/>W pliku auto.master dodajemy wpis o katalogu, który będzie punktem montowania, plik w<text:tab/>którym zdefiniujemy katalogi, które będą montowane oraz timeout czyli czas trwania <text:s/><text:tab/>m</text:span></text:span><text:span text:style-name="Source_20_Text"><text:span text:style-name="T3">on</text:span></text:span><text:span text:style-name="Source_20_Text"><text:span text:style-name="T2">towania. </text:span></text:span><text:span text:style-name="Source_20_Text"><text:span text:style-name="T3">Przykład:</text:span></text:span></text:p>
      <text:p text:style-name="P2"><text:span text:style-name="Source_20_Text"><text:span text:style-name="T3"><text:tab/></text:span></text:span></text:p>
      <text:p text:style-name="P2"><text:span text:style-name="Source_20_Text"><text:span text:style-name="T3"><text:tab/>/home/user/autoshares<text:tab/>/</text:span></text:span><text:span text:style-name="Source_20_Text"><text:span text:style-name="T16">etc</text:span></text:span><text:span text:style-name="Source_20_Text"><text:span text:style-name="T3">/auto.sharedfs<text:tab/>--timeout=300</text:span></text:span></text:p>
      <text:p text:style-name="P2"><text:span text:style-name="Source_20_Text"><text:span text:style-name="T3"/></text:span></text:p>
      <text:p text:style-name="P2"><text:span text:style-name="Source_20_Text"><text:span text:style-name="T3"><text:tab/>W naszym pliku auto.sharedfs (bazą może być auto.misc) tworzymy wszystkie wpisy <text:tab/>montowania. Przykłady:</text:span></text:span></text:p>
      <text:p text:style-name="P2"><text:span text:style-name="Source_20_Text"><text:span text:style-name="T3"><text:tab/></text:span></text:span></text:p>
      <text:p text:style-name="P2"><text:span text:style-name="Source_20_Text"><text:span text:style-name="T3"><text:tab/>user<text:tab/>-fstype=nfs4<text:tab/><text:tab/>192.168.0.34:/home/user/katalog</text:span></text:span></text:p>
      <text:p text:style-name="P2"><text:span text:style-name="Source_20_Text"><text:span text:style-name="T3"><text:tab/></text:span></text:span></text:p>
      <text:p text:style-name="P2"><text:span text:style-name="Source_20_Text"><text:span text:style-name="T3"><text:tab/>W przykładzie montowany jest katalog w katalogu domowym użytkownika user na adresie <text:tab/>ip 192.168.0.34. Montowany jest przydział systemu plików nfs. </text:span></text:span></text:p>
      <text:p text:style-name="P2"><text:span text:style-name="Source_20_Text"><text:span text:style-name="T3"><text:tab/></text:span></text:span></text:p>
      <text:p text:style-name="P4"><text:span text:style-name="Source_20_Text"><text:span text:style-name="T3"><text:tab/></text:span></text:span><text:span text:style-name="Source_20_Text"><text:span text:style-name="T4">Po użyciu komendy ‘cd user’ w katalogu autoshares zostanie automatycznie zamontowany <text:tab/>katalog z komputera 192.168.0.34</text:span></text:span><text:span text:style-name="Source_20_Text"><text:span text:style-name="T3">. </text:span></text:span><text:span text:style-name="Source_20_Text"><text:span text:style-name="T4">Katalog zostanie automatycznie odmontowany po <text:tab/>upływie 5min (timeout 300s).</text:span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><text:tab/>www <text:tab/> -fstype=fuse,rw,nodev,nonempty,noatime, allow_other, IdentityFile=/home/rafal/.ssh<text:line-break/><text:tab/>/id_rsa <text:s text:c="3"/>:sshfs\#user@192.168.0.34:/var/www</text:span></text:span></text:p>
      <text:p text:style-name="P4"><text:span text:style-name="Source_20_Text"><text:span text:style-name="T4"><text:tab/></text:span></text:span></text:p>
      <text:p text:style-name="P4"><text:span text:style-name="Source_20_Text"><text:span text:style-name="T4"><text:tab/>W powyższym przykładzie montujemy katalog za pomocą sshfs. Użyta została lokalizacja <text:tab/>pliku id_rsa (ścieżka bezwzględna), który służy do identyfikacji i autoryzacji komputera <text:tab/>poprzez ssh bez podawania hasła.</text:span></text:span></text:p>
      <text:p text:style-name="P5"><text:span text:style-name="Source_20_Text"><text:span text:style-name="T4"><text:tab/></text:span></text:span><text:span text:style-name="Source_20_Text"><text:span text:style-name="T5">Zamontowany zostanie katalog </text:span></text:span><text:span text:style-name="Source_20_Text"><text:span text:style-name="T4">/var/www. </text:span></text:span><text:span text:style-name="Source_20_Text"><text:span text:style-name="T5">Katalog ten przechowuje strony html/php na <text:tab/>naszym serwerze apache. Tak samo jak poprzednio używamy polecenia ‘cd www’ w <text:tab/>katalogu autoshares. Katalog <text:s/>zostanie automatycznie zamontowany przez autofs.</text:span></text:span></text:p>
      <text:p text:style-name="P4"><text:span text:style-name="Source_20_Text"><text:span text:style-name="T4"><text:tab/> </text:span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oft-page-break/><text:span text:style-name="Source_20_Text"><text:span text:style-name="T4"/></text:span></text:p>
      <text:p text:style-name="P4"><text:span text:style-name="Source_20_Text"><text:span text:style-name="T4"/></text:span></text:p>
      <text:p text:style-name="P6"><text:span text:style-name="Source_20_Text"><text:span text:style-name="T19">SSHFS – sieciowy system plików przy użyciu ssh</text:span></text:span></text:p>
      <text:p text:style-name="P6"><text:span text:style-name="Source_20_Text"><text:span text:style-name="T18"/></text:span></text:p>
      <text:list xml:id="list2424910088" text:style-name="L2">
        <text:list-item>
          <text:p text:style-name="P12"><text:span text:style-name="Source_20_Text"><text:span text:style-name="T17">Instalacja</text:span></text:span></text:p>
          <text:p text:style-name="P12"><text:span text:style-name="Source_20_Text"><text:span text:style-name="T6">sudo apt-get install sshfs</text:span></text:span></text:p>
          <text:p text:style-name="P12"><text:span text:style-name="Source_20_Text"><text:span text:style-name="T6">sudo yum install sshfs</text:span></text:span></text:p>
        </text:list-item>
        <text:list-item>
          <text:p text:style-name="P12"><text:span text:style-name="Source_20_Text"><text:span text:style-name="T17">Użycie</text:span></text:span></text:p>
          <text:p text:style-name="P12"><text:span text:style-name="Source_20_Text"><text:span text:style-name="T14"/></text:span></text:p>
        </text:list-item>
      </text:list>
      <text:p text:style-name="P8"><text:span text:style-name="Source_20_Text"><text:span text:style-name="T6"><text:tab/></text:span></text:span><text:span text:style-name="Source_20_Text"><text:span text:style-name="T7">sshfs </text:span></text:span><text:span text:style-name="Source_20_Text"><text:span text:style-name="T13">u</text:span></text:span><text:span text:style-name="Source_20_Text"><text:span text:style-name="T15">ser@192.168.0.34</text:span></text:span><text:span text:style-name="Source_20_Text"><text:span text:style-name="T7">:/</text:span></text:span><text:span text:style-name="Source_20_Text"><text:span text:style-name="T8">var/www </text:span></text:span><text:span text:style-name="Source_20_Text"><text:span text:style-name="T6">/mnt/shared</text:span></text:span></text:p>
      <text:p text:style-name="P7"><text:span text:style-name="Source_20_Text"><text:span text:style-name="T6"/></text:span></text:p>
      <text:p text:style-name="P7"><text:span text:style-name="Source_20_Text"><text:span text:style-name="T6"><text:tab/></text:span></text:span><text:span text:style-name="Source_20_Text"><text:span text:style-name="T8">W powyższym przykładzie montujemy katalog www z 192.168.0.34 na punkcie <text:tab/>montowania /mnt/shared. Musimy podać hasło konta user.</text:span></text:span></text:p>
      <text:p text:style-name="P7"><text:span text:style-name="Source_20_Text"><text:span text:style-name="T8"><text:tab/></text:span></text:span></text:p>
      <text:p text:style-name="P7"><text:span text:style-name="Source_20_Text"><text:span text:style-name="T6"><text:tab/>sudo sshfs -o "IdentityFile=/home/rafal/.ssh/id_rsa,port=2202" <text:tab/></text:span></text:span><text:span text:style-name="Source_20_Text"><text:span text:style-name="T7">user</text:span></text:span><text:span text:style-name="Source_20_Text"><text:span text:style-name="T6">@</text:span></text:span><text:span text:style-name="Source_20_Text"><text:span text:style-name="T7">192.168.0.34</text:span></text:span><text:span text:style-name="Source_20_Text"><text:span text:style-name="T6">:/var/www /mnt/shared</text:span></text:span></text:p>
      <text:p text:style-name="P7"><text:span text:style-name="Source_20_Text"><text:span text:style-name="T6"><text:tab/></text:span></text:span></text:p>
      <text:p text:style-name="P7"><text:span text:style-name="Source_20_Text"><text:span text:style-name="T6"><text:tab/></text:span></text:span><text:span text:style-name="Source_20_Text"><text:span text:style-name="T8">W tym przykładzie używamy sw</text:span></text:span><text:span text:style-name="Source_20_Text"><text:span text:style-name="T10">ój</text:span></text:span><text:span text:style-name="Source_20_Text"><text:span text:style-name="T8"> klucz rsa, dzięki czemu możemy zalogować się bez <text:tab/>użycia hasła. Ścieżka do klucza musi być bezwzględna. Dodatkowo można zdefiniować port <text:s/><text:tab/>ssh poprzez który logujemy się zdalnie (w tym wypadku port=2202, </text:span></text:span><text:span text:style-name="Source_20_Text"><text:span text:style-name="T12">domyślnie 22</text:span></text:span><text:span text:style-name="Source_20_Text"><text:span text:style-name="T8">).</text:span></text:span></text:p>
      <text:p text:style-name="P7"><text:span text:style-name="Source_20_Text"><text:span text:style-name="T8"/></text:span></text:p>
      <text:p text:style-name="P7"><text:span text:style-name="Source_20_Text"><text:span text:style-name="T8"><text:tab/></text:span></text:span><text:span text:style-name="Source_20_Text"><text:span text:style-name="T9">Możemy dodać wpis do /etc/fstab dzięki czemu montowanie nastąpi automatycznie podczas <text:tab/>startu systemu (należy pamiętać by wybrać opcję identyfikacji kluczem)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tab/>sshfs#</text:span></text:span><text:span text:style-name="Source_20_Text"><text:span text:style-name="T11">user</text:span></text:span><text:span text:style-name="Source_20_Text"><text:span text:style-name="T6">@192.168.0.34:/var/www<text:tab/><text:tab/>/home/</text:span></text:span><text:span text:style-name="Source_20_Text"><text:span text:style-name="T11">user</text:span></text:span><text:span text:style-name="Source_20_Text"><text:span text:style-name="T6">/share_www<text:tab/>fuse<text:tab/>rw,nodev,nonempty,noatime,allow_other,IdentityFile=/home/rafal/.ssh/id_rsa,port=2202<text:tab/><text:tab/>0<text:tab/>0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tab/></text:span></text:span><text:span text:style-name="Source_20_Text"><text:span text:style-name="T11">Wpis zawiera opcje IdentityFile wskazującą bezwzględną ścieżkę dostępu do klucza id_rsa.<text:tab/>Dodatkowo można zdefiniować port, jeśli jest zmieniony na serwerze ssh.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9:36:26.308000000</meta:creation-date>
    <dc:date>2019-03-02T12:56:00.614000000</dc:date>
    <meta:editing-duration>PT1H45M19S</meta:editing-duration>
    <meta:editing-cycles>13</meta:editing-cycles>
    <meta:generator>LibreOffice/5.4.5.1$Windows_X86_64 LibreOffice_project/79c9829dd5d8054ec39a82dc51cd9eff340dbee8</meta:generator>
    <meta:document-statistic meta:table-count="0" meta:image-count="0" meta:object-count="0" meta:page-count="2" meta:paragraph-count="40" meta:word-count="321" meta:character-count="2773" meta:non-whitespace-character-count="2423"/>
  </office:meta>
</office:document-meta>
</file>